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2B846D851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97cm" svg:y="0.229cm" svg:width="23.28cm" svg:height="12.116cm" draw:z-index="0"><draw:image xlink:href="Pictures/100000000000052D000002B846D851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2:00:14.396023228</meta:creation-date>
    <dc:date>2026-01-23T14:34:32.252017319</dc:date>
    <meta:editing-duration>PT7M30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